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8pt" fo:font-weight="bold" officeooo:rsid="001f8234" officeooo:paragraph-rsid="001f823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officeooo:rsid="001f8234" officeooo:paragraph-rsid="001f8234" style:font-size-asian="12.25pt" style:font-size-complex="14pt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officeooo:paragraph-rsid="001f915c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fo:font-size="13pt" fo:font-weight="normal" officeooo:rsid="00217dc3" officeooo:paragraph-rsid="00217dc3" style:font-size-asian="11.3500003814697pt" style:font-weight-asian="normal" style:font-size-complex="13pt" style:font-weight-complex="normal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fo:font-size="13pt" fo:font-weight="normal" officeooo:paragraph-rsid="0022d5b3"/>
    </style:style>
    <style:style style:name="T1" style:family="text">
      <style:text-properties officeooo:rsid="00217dc3"/>
    </style:style>
    <style:style style:name="T2" style:family="text">
      <style:text-properties fo:font-size="13pt" fo:font-weight="normal" officeooo:rsid="001f915c" style:font-size-asian="11.3500003814697pt" style:font-weight-asian="normal" style:font-size-complex="13pt" style:font-weight-complex="normal"/>
    </style:style>
    <style:style style:name="T3" style:family="text">
      <style:text-properties fo:font-size="13pt" fo:font-weight="normal" officeooo:rsid="00217dc3" style:font-size-asian="11.3500003814697pt" style:font-weight-asian="normal" style:font-size-complex="13pt" style:font-weight-complex="normal"/>
    </style:style>
    <style:style style:name="T4" style:family="text">
      <style:text-properties fo:font-size="13pt" fo:font-weight="normal" officeooo:rsid="0022d5b3" style:font-size-asian="11.3500003814697pt" style:font-weight-asian="normal" style:font-size-complex="13pt" style:font-weight-complex="normal"/>
    </style:style>
    <style:style style:name="T5" style:family="text">
      <style:text-properties fo:font-variant="normal" fo:text-transform="none" fo:color="#586069" style:font-name="apple-system" fo:font-size="9pt" fo:letter-spacing="normal" fo:font-style="normal"/>
    </style:style>
    <style:style style:name="T6" style:family="text">
      <style:text-properties fo:font-variant="normal" fo:text-transform="none" fo:color="#586069" style:font-name="apple-system" fo:letter-spacing="normal" fo:font-style="normal" officeooo:rsid="0022d5b3" style:font-size-asian="11.3500003814697pt" style:font-weight-asian="normal" style:font-size-complex="13pt" style:font-weight-complex="normal"/>
    </style:style>
    <style:style style:name="T7" style:family="text">
      <style:text-properties officeooo:rsid="001f915c" style:font-size-asian="11.3500003814697pt" style:font-weight-asian="normal" style:font-size-complex="13pt" style:font-weight-complex="normal"/>
    </style:style>
    <style:style style:name="T8" style:family="text">
      <style:text-properties officeooo:rsid="0022d5b3" style:font-size-asian="11.3500003814697pt" style:font-weight-asian="normal" style:font-size-complex="13pt" style:font-weight-complex="normal"/>
    </style:style>
    <style:style style:name="T9" style:family="text">
      <style:text-properties officeooo:rsid="0022d5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sitos Funcionais</text:p>
      <text:p text:style-name="P2"/>
      <text:list xml:id="list536843062" text:style-name="L1">
        <text:list-item>
          <text:p text:style-name="P3"><text:span text:style-name="T2">RF001 – Permitir </text:span><text:span text:style-name="T3">c</text:span><text:span text:style-name="T2">adastro do </text:span><text:span text:style-name="T3">c</text:span><text:span text:style-name="T2">liente.</text:span></text:p>
        </text:list-item>
        <text:list-item>
          <text:p text:style-name="P3"><text:span text:style-name="T2">RF002 – Permitir </text:span><text:span text:style-name="T3">l</text:span><text:span text:style-name="T2">ogin do </text:span><text:span text:style-name="T3">c</text:span><text:span text:style-name="T2">liente.</text:span></text:p>
        </text:list-item>
        <text:list-item>
          <text:p text:style-name="P3"><text:span text:style-name="T2">RF003 – Realizar </text:span><text:span text:style-name="T3">c</text:span><text:span text:style-name="T2">ompra do </text:span><text:span text:style-name="T3">c</text:span><text:span text:style-name="T2">liente. </text:span></text:p>
        </text:list-item>
        <text:list-item>
          <text:p text:style-name="P5"><text:span text:style-name="T7">RF004 –</text:span><text:span text:style-name="T8">Disparar o pedido de novos produtos a partir de uma quantidade mínima </text:span><text:span text:style-name="T7">.</text:span></text:p>
        </text:list-item>
        <text:list-item>
          <text:p text:style-name="P4">RF005 – Gravar o histórico de compras do cliente.</text:p>
        </text:list-item>
        <text:list-item>
          <text:p text:style-name="P4">RF006 – Permitir a<text:span text:style-name="T9">cesso ao histórico de compra dentro de uma conta Cliente</text:span>.</text:p>
        </text:list-item>
        <text:list-item>
          <text:p text:style-name="P4">RF007 – Categorizar clientes de acordo com seu histórico de compr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20:07:28.549447219</meta:creation-date>
    <dc:date>2019-05-24T18:33:02.058459899</dc:date>
    <meta:editing-duration>PT9M2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68" meta:character-count="405" meta:non-whitespace-character-count="345"/>
  </office:meta>
</office:document-meta>
</file>